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ter4</text:p>
      <text:p text:style-name="P1">Odcinek, który wprawił fandom w konsternację na całym świecie, bo jako pierwszy został wyemitowany w Polsce, przez co ludzie najpierw odkrywali głos Gabby w naszym dubbingu, a Amerykanie za to przekonali się, jak bronies w innych krajach muszą zdobywać odcinki. Sam epizod był całkiem przyjemny i poniekąd przedstawia ciche pragnienie ludzi. Ile razy w życiu miało się chwilę zwątpienia, gdy się naprawdę chciało zobaczyć jasne przesłanie, czym się powinniśmy zajmować, do czego mamy specjalny talent? Tego też poszukuje nasz gryf. Postać Gabrieli jest ciekawa w szczególności przez pasję, z jaką chce zdobyć cutie mark, który według niej jest lekarstwem na wszystko. CMC, mimo prób, mają problem z rozgryzieniem jej powołania. Zakończenia nie zdradzę, ale było dość przewidywalne. W szczególności po piosence, która wpada w ucho. Ogólnie w całości odcinek jest bardzo przyjemny. </text:p>
      <text:p text:style-name="P1"/>
      <text:p text:style-name="P1">Dolar84</text:p>
      <text:p text:style-name="P1">Cutie Mark Crusaders, taaak… i na dodatek znowu o szukaniu specjalnego talentu. Może to uprzedzania z mojej strony, ale kiedy zorientowałem się o czym ma być odcinek, to z miejsca pomyślałem, że mi się nie spodoba. A tu prosze – zaskoczenie. Oglądało się toto całkiem przyjemnie – może dlatego, iż pojawił się w końcu gryf, który nie jest z natury nadętym, aroganckim bufonem. I jeszcze szara listonoszka – taka ichnia Derpy, tylko bez zeza. W każdym razie odcinek upłynął szybko, a mała rola Twilight i udana piosenka jeszcze go ulepszyły. Dobra rzec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07T21:01:52.301000000</dc:date>
    <meta:editing-duration>PT54S</meta:editing-duration>
    <meta:editing-cycles>1</meta:editing-cycles>
    <meta:document-statistic meta:table-count="0" meta:image-count="0" meta:object-count="0" meta:page-count="1" meta:paragraph-count="4" meta:word-count="223" meta:character-count="1447" meta:non-whitespace-character-count="1224"/>
  </office:meta>
</office:document-meta>
</file>